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ableField.setDisplayName( String display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ableField.getArgElement( XmlModelWriter xw , Element element , int argNum , String forRuleName , boolean crea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ValidatableField.setDisplayNameKey( String displayName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ableField.ValidatableField( String propertyName , String displayName , String displayNameKey , boolean isValidatorOne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ableField.getRu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ableField.getDisplayNam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ableField.setRuleArg( XmlModelWriter xw , ValidatorRule rule , int argNum , Element element , String altMessageVa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ValidatableField.setDefaultArg0Element( XmlModelWriter xw , String displayName , boolean displayNameIsResource , Elemen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alidatableField.hasRule( ValidatorRule ru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ValidatableField.addRule( ValidatorRule ru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lidatableField.writeToElement( XmlModelWriter xw , Element element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">
            <text:p text:style-name="Table_20_Contents">13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ValidatableField.setRuleMessage( XmlModelWriter xw , ValidatorRule rule , 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ValidatableField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ableField.mergeDependsList( Element elemen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ValidatableField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